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</style:style>
    <style:style style:name="P7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</style:style>
    <style:style style:name="P8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06b09c"/>
    </style:style>
    <style:style style:name="P10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06b09c"/>
    </style:style>
    <style:style style:name="P11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12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06b09c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6b09c"/>
    </style:style>
    <style:style style:name="P1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26cm" style:font-name-complex="Arial1"/>
    </style:style>
    <style:style style:name="T4" style:family="text">
      <style:text-properties fo:letter-spacing="-0.026cm" officeooo:rsid="0006b09c" style:font-name-complex="Arial1"/>
    </style:style>
    <style:style style:name="T5" style:family="text">
      <style:text-properties style:font-name-complex="Arial1" style:text-scale="104%"/>
    </style:style>
    <style:style style:name="T6" style:family="text">
      <style:text-properties officeooo:rsid="0006b09c" style:font-name-complex="Arial1" style:text-scale="104%"/>
    </style:style>
    <style:style style:name="T7" style:family="text">
      <style:text-properties style:font-name-complex="Arial1" style:text-scale="105%"/>
    </style:style>
    <style:style style:name="T8" style:family="text">
      <style:text-properties officeooo:rsid="0006b09c" style:font-name-complex="Arial1" style:text-scale="105%"/>
    </style:style>
    <style:style style:name="T9" style:family="text">
      <style:text-properties officeooo:rsid="0006b09c"/>
    </style:style>
    <style:style style:name="T10" style:family="text">
      <style:text-properties style:font-name-complex="Arial"/>
    </style:style>
    <style:style style:name="T11" style:family="text">
      <style:text-properties officeooo:rsid="0006b09c" style:font-name-complex="Ari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style:font-name="Liberation Mono" fo:font-size="9.5pt" style:font-size-asian="9.5pt" style:font-name-complex="Arial" style:font-size-complex="9.5pt"/>
    </style:style>
    <style:style style:name="T14" style:family="text">
      <style:text-properties style:font-name-asian="Liberation Sans1" style:font-name-complex="Liberation Sans1"/>
    </style:style>
    <style:style style:name="T15" style:family="text">
      <style:text-properties style:font-name="Liberation Sans" style:font-name-complex="Arial"/>
    </style:style>
    <style:style style:name="T16" style:family="text">
      <style:text-properties style:font-name="Liberation Sans" officeooo:rsid="0006b09c" style:font-name-complex="Arial"/>
    </style:style>
    <style:style style:name="T17" style:family="text">
      <style:text-properties style:font-name="Liberation Sans" fo:font-weight="normal" style:font-weight-asian="normal" style:font-name-complex="Arial" style:font-weight-complex="normal"/>
    </style:style>
    <style:style style:name="T18" style:family="text">
      <style:text-properties style:font-name="Liberation Sans" fo:font-size="9.5pt" style:font-size-asian="9.5pt" style:font-name-complex="Arial" style:font-size-complex="9.5pt"/>
    </style:style>
    <style:style style:name="T19" style:family="text">
      <style:text-properties style:font-name="Liberation Sans" style:font-name-asian="Liberation Sans1" style:font-name-complex="Liberation Sans1"/>
    </style:style>
    <style:style style:name="T20" style:family="text">
      <style:text-properties style:font-name="Liberation Sans" fo:font-size="10pt" style:font-size-asian="10pt" style:font-name-complex="Arial" style:font-size-complex="10pt"/>
    </style:style>
    <style:style style:name="T21" style:family="text">
      <style:text-properties style:font-name="Liberation Sans" fo:font-size="10pt" officeooo:rsid="0006b09c" style:font-size-asian="10pt" style:font-name-complex="Arial" style:font-size-complex="10pt"/>
    </style:style>
    <style:style style:name="T22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andardní_20_písmo_20_odstavce"><text:span text:style-name="T1"><draw:frame draw:style-name="fr1" draw:name="obrázek 1" text:anchor-type="as-char" svg:y="0cm" svg:width="5.847cm" style:rel-width="scale" svg:height="2.117cm" style:rel-height="scale" draw:z-index="0"><draw:image/></draw:frame></text:span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6"><text:span text:style-name="Standardní_20_písmo_20_odstavce"><text:span text:style-name="T2">Zadavatelka</text:span></text:span>:<text:tab/>Česká pirátská strana, se sídlem <text:span text:style-name="T9">Řehořova 943/19</text:span>, Praha 3</text:p>
      <text:p text:style-name="P7">Právně zastoupená <text:span text:style-name="T9">předsedou Ing. Lukášem Černohorským</text:span></text:p>
      <text:p text:style-name="P1"/>
      <text:p text:style-name="P12"><text:span text:style-name="Standardní_20_písmo_20_odstavce"><text:span text:style-name="T2">Řešitel projektu</text:span></text:span>: <text:tab/>Jméno a příjmení: <text:s/><text:span text:style-name="Standardní_20_písmo_20_odstavce"><text:span text:style-name="T4">Simon Piwko</text:span></text:span><text:tab/>nar.: <text:span text:style-name="Standardní_20_písmo_20_odstavce"><text:span text:style-name="T6">14.2.1993</text:span></text:span></text:p>
      <text:p text:style-name="P13">Trvalé bydliště: <text:s/><text:span text:style-name="Standardní_20_písmo_20_odstavce"><text:span text:style-name="T8">Český Těšín, Dělnická II/8 (1500), 73701</text:span></text:span></text:p>
      <text:p text:style-name="P1"/>
      <text:p text:style-name="P9"><text:span text:style-name="Standardní_20_písmo_20_odstavce"><text:span text:style-name="T2">Kontrolor projektu</text:span></text:span>: <text:tab/>Jméno a příjmení: <text:s/><text:span text:style-name="T9">Martin Rédr</text:span><text:tab/>nar.: <text:s/><text:span text:style-name="T9">18. 9. 1976</text:span></text:p>
      <text:p text:style-name="P13">Trvalé bydliště: <text:span text:style-name="T9">Lípová 14/602, Havířov, 736 01</text:span>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10">Název projektu: <text:s/><text:span text:style-name="T9">Port Dziupla</text:span><text:tab/>Termín dokončení: <text:s/><text:span text:style-name="T9">2014-10-31</text:span></text:p>
      <text:p text:style-name="P11">Příslušný orgán: Garant programového bodu Rovnoprávnost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4:48:34.190350483</dc:date>
    <meta:print-date>2014-05-29T11:17:00Z</meta:print-date>
    <meta:editing-cycles>3</meta:editing-cycles>
    <meta:editing-duration>P0D</meta:editing-duration>
    <meta:document-statistic meta:table-count="0" meta:image-count="1" meta:object-count="0" meta:page-count="1" meta:paragraph-count="24" meta:word-count="282" meta:character-count="1697" meta:non-whitespace-character-count="1426"/>
    <meta:template xlink:type="simple" xlink:actuate="onRequest" xlink:title="" xlink:href="../../Informační%20pivní%20podtácky.odt/Normal"/>
  </office:meta>
</office:document-meta>
</file>